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7.54mm" svg:y="89.9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88 <text:s text:c="3"/>sampled: 1861.89 <text:s text:c="2"/>given: 3800 <text:s text:c="2"/>gain: 2.0409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89 <text:s text:c="3"/>sampled: 1861.99 <text:s text:c="2"/>given: 3800 <text:s text:c="2"/>gain: 2.04082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7 <text:s text:c="3"/>sampled: 1764.102 <text:s text:c="2"/>given: 36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17 <text:s text:c="3"/>sampled: 1764.102 <text:s text:c="2"/>given: 36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2 <text:s text:c="3"/>sampled: 1665.912 <text:s text:c="2"/>given: 3400 <text:s text:c="2"/>gain: 2.0409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2 <text:s text:c="3"/>sampled: 1665.912 <text:s text:c="2"/>given: 3400 <text:s text:c="2"/>gain: 2.0409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8 <text:s text:c="3"/>sampled: 1567.822 <text:s text:c="2"/>given: 3200 <text:s text:c="2"/>gain: 2.0410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8 <text:s text:c="3"/>sampled: 1567.822 <text:s text:c="2"/>given: 3200 <text:s text:c="2"/>gain: 2.0410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6 <text:s text:c="3"/>sampled: 1469.934 <text:s text:c="2"/>given: 3000 <text:s text:c="2"/>gain: 2.0409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6 <text:s text:c="3"/>sampled: 1469.934 <text:s text:c="2"/>given: 3000 <text:s text:c="2"/>gain: 2.0409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4 <text:s text:c="3"/>sampled: 1372.046 <text:s text:c="2"/>given: 2800 <text:s text:c="2"/>gain: 2.0407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4 <text:s text:c="3"/>sampled: 1372.046 <text:s text:c="2"/>given: 2800 <text:s text:c="2"/>gain: 2.04074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0 <text:s text:c="3"/>sampled: 1273.956 <text:s text:c="2"/>given: 2600 <text:s text:c="2"/>gain: 2.0408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8 <text:s text:c="3"/>sampled: 1176.068 <text:s text:c="2"/>given: 2400 <text:s text:c="2"/>gain: 2.0406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9 <text:s text:c="3"/>sampled: 1176.169 <text:s text:c="2"/>given: 2400 <text:s text:c="2"/>gain: 2.0405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6 <text:s text:c="3"/>sampled: 1078.18 <text:s text:c="2"/>given: 2200 <text:s text:c="2"/>gain: 2.040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6 <text:s text:c="3"/>sampled: 1078.18 <text:s text:c="2"/>given: 2200 <text:s text:c="2"/>gain: 2.04047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937" calcext:value-type="float">
            <text:p>2.0409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27" calcext:value-type="float">
            <text:p>2.04082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24" calcext:value-type="float">
            <text:p>2.0409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24" calcext:value-type="float">
            <text:p>2.0409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1048" calcext:value-type="float">
            <text:p>2.0410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1048" calcext:value-type="float">
            <text:p>2.0410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08" calcext:value-type="float">
            <text:p>2.0409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908" calcext:value-type="float">
            <text:p>2.0409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48" calcext:value-type="float">
            <text:p>2.0407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748" calcext:value-type="float">
            <text:p>2.04074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886" calcext:value-type="float">
            <text:p>2.0408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698" calcext:value-type="float">
            <text:p>2.0406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23" calcext:value-type="float">
            <text:p>2.0405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76" calcext:value-type="float">
            <text:p>2.0404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76" calcext:value-type="float">
            <text:p>2.040476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7" calcext:value-type="float">
            <text:p>2.0407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formula="of:=AVERAGE([.A51:.A113])" office:value-type="float" office:value="2328.35952380952" calcext:value-type="float">
            <text:p>2328.35952380952</text:p>
          </table:table-cell>
          <table:table-cell table:formula="of:=AVERAGE([.F51:.F54])" office:value-type="float" office:value="49.9515" calcext:value-type="float">
            <text:p>49.9515</text:p>
          </table:table-cell>
          <table:table-cell table:formula="of:=2*[.C51]" office:value-type="float" office:value="99.903" calcext:value-type="float">
            <text:p>99.903</text:p>
          </table:table-cell>
          <table:table-cell table:formula="of:=[.D51]/[.B51]" office:value-type="float" office:value="0.0429070334621453" calcext:value-type="float">
            <text:p>0.042907033462145</text:p>
          </table:table-cell>
          <table:table-cell office:value-type="float" office:value="49.956" calcext:value-type="float">
            <text:p>49.956</text:p>
          </table:table-cell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4"/>
          <table:table-cell office:value-type="float" office:value="49.951" calcext:value-type="float">
            <text:p>49.951</text:p>
          </table:table-cell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4"/>
          <table:table-cell office:value-type="float" office:value="49.949" calcext:value-type="float">
            <text:p>49.949</text:p>
          </table:table-cell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4"/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765" calcext:value-type="float">
            <text:p>2327.765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477" calcext:value-type="float">
            <text:p>2329.477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369" calcext:value-type="float">
            <text:p>2328.369</text:p>
          </table:table-cell>
          <table:table-cell table:number-columns-repeated="5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5"/>
        </table:table-row>
        <table:table-row table:style-name="ro1">
          <table:table-cell office:value-type="float" office:value="2328.772" calcext:value-type="float">
            <text:p>2328.772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number-columns-repeated="5"/>
        </table:table-row>
        <table:table-row table:style-name="ro1">
          <table:table-cell office:value-type="float" office:value="2328.168" calcext:value-type="float">
            <text:p>2328.168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formula="of:=AVERAGE([.A116:.A177])" office:value-type="float" office:value="2317.76398387097" calcext:value-type="float">
            <text:p>2317.76398387097</text:p>
          </table:table-cell>
          <table:table-cell table:formula="of:=AVERAGE([.F116:.F120])" office:value-type="float" office:value="5.0016" calcext:value-type="float">
            <text:p>5.0016</text:p>
          </table:table-cell>
          <table:table-cell table:formula="of:=2*[.C116]" office:value-type="float" office:value="10.0032" calcext:value-type="float">
            <text:p>10.0032</text:p>
          </table:table-cell>
          <table:table-cell table:formula="of:=[.D116]/[.B116]" office:value-type="float" office:value="0.00431588378696495" calcext:value-type="float">
            <text:p>0.004315883786965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4"/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16.687" calcext:value-type="float">
            <text:p>2316.687</text:p>
          </table:table-cell>
          <table:table-cell table:number-columns-repeated="4"/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4"/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5.479" calcext:value-type="float">
            <text:p>2315.479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20.917" calcext:value-type="float">
            <text:p>2320.917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5.781" calcext:value-type="float">
            <text:p>2315.781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4.371" calcext:value-type="float">
            <text:p>2314.371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9.406" calcext:value-type="float">
            <text:p>2319.406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9.305" calcext:value-type="float">
            <text:p>2319.305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9.708" calcext:value-type="float">
            <text:p>2319.708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5.378" calcext:value-type="float">
            <text:p>2315.378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9.406" calcext:value-type="float">
            <text:p>2319.406</text:p>
          </table:table-cell>
          <table:table-cell table:number-columns-repeated="5"/>
        </table:table-row>
        <table:table-row table:style-name="ro1">
          <table:table-cell office:value-type="float" office:value="2315.68" calcext:value-type="float">
            <text:p>2315.68</text:p>
          </table:table-cell>
          <table:table-cell table:number-columns-repeated="5"/>
        </table:table-row>
        <table:table-row table:style-name="ro1">
          <table:table-cell office:value-type="float" office:value="2319.607" calcext:value-type="float">
            <text:p>2319.607</text:p>
          </table:table-cell>
          <table:table-cell table:number-columns-repeated="5"/>
        </table:table-row>
        <table:table-row table:style-name="ro1">
          <table:table-cell office:value-type="float" office:value="2316.184" calcext:value-type="float">
            <text:p>2316.184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6.385" calcext:value-type="float">
            <text:p>2316.385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20.313" calcext:value-type="float">
            <text:p>2320.313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20.212" calcext:value-type="float">
            <text:p>2320.212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5"/>
        </table:table-row>
        <table:table-row table:style-name="ro1">
          <table:table-cell office:value-type="float" office:value="2318.903" calcext:value-type="float">
            <text:p>2318.903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4.673" calcext:value-type="float">
            <text:p>2314.673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6.385" calcext:value-type="float">
            <text:p>2316.385</text:p>
          </table:table-cell>
          <table:table-cell table:number-columns-repeated="5"/>
        </table:table-row>
        <table:table-row table:style-name="ro1">
          <table:table-cell office:value-type="float" office:value="2315.68" calcext:value-type="float">
            <text:p>2315.68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4:08:20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4:12:45.388000000</dc:date>
    <meta:editing-duration>PT1H49M41S</meta:editing-duration>
    <meta:editing-cycles>32</meta:editing-cycles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937">
                <text:p>2.04093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827">
                <text:p>2.040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924">
                <text:p>2.040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924">
                <text:p>2.04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1048">
                <text:p>2.041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1048">
                <text:p>2.041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908">
                <text:p>2.040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908">
                <text:p>2.040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748">
                <text:p>2.04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748">
                <text:p>2.040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886">
                <text:p>2.040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0523">
                <text:p>2.040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0476">
                <text:p>2.04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476">
                <text:p>2.04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